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andeansubregio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 office:value-type="string">
            <text:p>Sub Região Andina</text:p>
          </table:table-cell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1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2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3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4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5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6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7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8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_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table:number-columns-repeated="3"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06/10/2010</text:date>, <text:time>11:16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6-10T11:16:52</dc:date>
    <meta:editing-cycles>8</meta:editing-cycles>
    <meta:editing-duration>PT00H22M54S</meta:editing-duration>
    <meta:document-statistic meta:table-count="1" meta:cell-count="233" meta:object-count="0"/>
    <meta:user-defined meta:name="Info 1"/>
    <meta:user-defined meta:name="Info 2"/>
    <meta:user-defined meta:name="Info 3"/>
    <meta:user-defined meta:name="Info 4"/>
  </office:meta>
</office:document-meta>
</file>